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officeooo:rsid="001ae2fc" officeooo:paragraph-rsid="001ae2fc" style:font-weight-asian="normal" style:font-weight-complex="normal"/>
    </style:style>
    <style:style style:name="P3" style:family="paragraph" style:parent-style-name="Standard">
      <style:paragraph-properties fo:text-align="start" style:justify-single-word="false"/>
      <style:text-properties fo:font-weight="normal" officeooo:rsid="001cbbac" officeooo:paragraph-rsid="001cbbac" style:font-weight-asian="normal" style:font-weight-complex="normal"/>
    </style:style>
    <style:style style:name="P4" style:family="paragraph" style:parent-style-name="Standard">
      <style:paragraph-properties fo:text-align="start" style:justify-single-word="false"/>
      <style:text-properties fo:font-weight="normal" officeooo:rsid="001d5469" officeooo:paragraph-rsid="001d5469" style:font-weight-asian="normal" style:font-weight-complex="normal"/>
    </style:style>
    <style:style style:name="P5" style:family="paragraph" style:parent-style-name="Standard">
      <style:paragraph-properties fo:text-align="start" style:justify-single-word="false"/>
      <style:text-properties fo:font-weight="normal" officeooo:rsid="001dbf8f" officeooo:paragraph-rsid="001dbf8f" style:font-weight-asian="normal" style:font-weight-complex="normal"/>
    </style:style>
    <style:style style:name="P6" style:family="paragraph" style:parent-style-name="Standard">
      <style:paragraph-properties fo:text-align="start" style:justify-single-word="false"/>
      <style:text-properties fo:font-weight="normal" officeooo:rsid="001e66e9" officeooo:paragraph-rsid="001e66e9" style:font-weight-asian="normal" style:font-weight-complex="normal"/>
    </style:style>
    <style:style style:name="P7" style:family="paragraph" style:parent-style-name="Standard">
      <style:paragraph-properties fo:text-align="start" style:justify-single-word="false"/>
      <style:text-properties fo:font-weight="normal" officeooo:rsid="00217c01" officeooo:paragraph-rsid="00217c01" style:font-weight-asian="normal" style:font-weight-complex="normal"/>
    </style:style>
    <style:style style:name="P8" style:family="paragraph" style:parent-style-name="Standard">
      <style:paragraph-properties fo:text-align="start" style:justify-single-word="false"/>
      <style:text-properties fo:font-weight="normal" officeooo:rsid="0026f1f6" officeooo:paragraph-rsid="0026f1f6" style:font-weight-asian="normal" style:font-weight-complex="normal"/>
    </style:style>
    <style:style style:name="P9" style:family="paragraph" style:parent-style-name="Standard">
      <style:paragraph-properties fo:text-align="start" style:justify-single-word="false"/>
      <style:text-properties fo:font-weight="normal" officeooo:rsid="0027325e" officeooo:paragraph-rsid="0027325e" style:font-weight-asian="normal" style:font-weight-complex="normal"/>
    </style:style>
    <style:style style:name="P10" style:family="paragraph" style:parent-style-name="Standard">
      <style:paragraph-properties fo:text-align="start" style:justify-single-word="false"/>
      <style:text-properties fo:font-weight="normal" officeooo:rsid="001d5469" officeooo:paragraph-rsid="001d5469" style:font-weight-asian="normal" style:font-weight-complex="normal"/>
    </style:style>
    <style:style style:name="P11" style:family="paragraph" style:parent-style-name="Standard">
      <style:paragraph-properties fo:text-align="start" style:justify-single-word="false"/>
      <style:text-properties fo:font-weight="normal" officeooo:rsid="002b0514" officeooo:paragraph-rsid="002b0514" style:font-weight-asian="normal" style:font-weight-complex="normal"/>
    </style:style>
    <style:style style:name="P12" style:family="paragraph" style:parent-style-name="Standard" style:list-style-name="L1">
      <style:paragraph-properties fo:text-align="start" style:justify-single-word="false"/>
      <style:text-properties fo:font-weight="normal" officeooo:rsid="002b0514" officeooo:paragraph-rsid="002b0514" style:font-weight-asian="normal" style:font-weight-complex="normal"/>
    </style:style>
    <style:style style:name="P13" style:family="paragraph" style:parent-style-name="Standard" style:list-style-name="L1">
      <style:paragraph-properties fo:text-align="start" style:justify-single-word="false"/>
      <style:text-properties fo:font-weight="normal" officeooo:rsid="002b0514" officeooo:paragraph-rsid="002c7b2e" style:font-weight-asian="normal" style:font-weight-complex="normal"/>
    </style:style>
    <style:style style:name="P14" style:family="paragraph" style:parent-style-name="Standard" style:list-style-name="L2">
      <style:paragraph-properties fo:text-align="start" style:justify-single-word="false"/>
      <style:text-properties fo:font-weight="normal" officeooo:rsid="002b0514" officeooo:paragraph-rsid="002b0514" style:font-weight-asian="normal" style:font-weight-complex="normal"/>
    </style:style>
    <style:style style:name="P15" style:family="paragraph" style:parent-style-name="Standard">
      <style:paragraph-properties fo:text-align="start" style:justify-single-word="false"/>
      <style:text-properties fo:font-weight="normal" officeooo:rsid="002c7b2e" officeooo:paragraph-rsid="002c7b2e" style:font-weight-asian="normal" style:font-weight-complex="normal"/>
    </style:style>
    <style:style style:name="P16" style:family="paragraph" style:parent-style-name="Standard">
      <style:paragraph-properties fo:text-align="start" style:justify-single-word="false"/>
      <style:text-properties fo:font-weight="normal" officeooo:rsid="002f3692" officeooo:paragraph-rsid="002f3692" style:font-weight-asian="normal" style:font-weight-complex="normal"/>
    </style:style>
    <style:style style:name="P17" style:family="paragraph" style:parent-style-name="Standard">
      <style:paragraph-properties fo:text-align="start" style:justify-single-word="false"/>
      <style:text-properties fo:font-weight="normal" officeooo:rsid="00307a88" officeooo:paragraph-rsid="002f3692" style:font-weight-asian="normal" style:font-weight-complex="normal"/>
    </style:style>
    <style:style style:name="P18" style:family="paragraph" style:parent-style-name="Standard">
      <style:paragraph-properties fo:text-align="start" style:justify-single-word="false"/>
      <style:text-properties fo:font-weight="normal" officeooo:rsid="00307a88" officeooo:paragraph-rsid="00307a88" style:font-weight-asian="normal" style:font-weight-complex="normal"/>
    </style:style>
    <style:style style:name="P19" style:family="paragraph" style:parent-style-name="Standard">
      <style:paragraph-properties fo:text-align="start" style:justify-single-word="false"/>
      <style:text-properties fo:font-weight="normal" officeooo:rsid="0032594f" officeooo:paragraph-rsid="0032594f" style:font-weight-asian="normal" style:font-weight-complex="normal"/>
    </style:style>
    <style:style style:name="P20" style:family="paragraph" style:parent-style-name="Standard">
      <style:paragraph-properties fo:text-align="start" style:justify-single-word="false"/>
      <style:text-properties fo:font-weight="normal" officeooo:rsid="003386be" officeooo:paragraph-rsid="0034155a" style:font-weight-asian="normal" style:font-weight-complex="normal"/>
    </style:style>
    <style:style style:name="P21" style:family="paragraph" style:parent-style-name="Standard">
      <style:paragraph-properties fo:text-align="start" style:justify-single-word="false"/>
      <style:text-properties fo:font-weight="normal" officeooo:rsid="0034155a" officeooo:paragraph-rsid="0034155a" style:font-weight-asian="normal" style:font-weight-complex="normal"/>
    </style:style>
    <style:style style:name="P22" style:family="paragraph" style:parent-style-name="Standard" style:list-style-name="L4">
      <style:paragraph-properties fo:text-align="start" style:justify-single-word="false"/>
      <style:text-properties fo:font-weight="normal" officeooo:rsid="0034155a" officeooo:paragraph-rsid="0034155a" style:font-weight-asian="normal" style:font-weight-complex="normal"/>
    </style:style>
    <style:style style:name="P23" style:family="paragraph" style:parent-style-name="Standard">
      <style:paragraph-properties fo:text-align="start" style:justify-single-word="false"/>
      <style:text-properties fo:font-weight="normal" officeooo:rsid="00355f2e" officeooo:paragraph-rsid="00355f2e" style:font-weight-asian="normal" style:font-weight-complex="normal"/>
    </style:style>
    <style:style style:name="P24" style:family="paragraph" style:parent-style-name="Standard">
      <style:paragraph-properties fo:text-align="start" style:justify-single-word="false"/>
      <style:text-properties fo:font-weight="normal" officeooo:paragraph-rsid="002b0514"/>
    </style:style>
    <style:style style:name="P25" style:family="paragraph" style:parent-style-name="Standard">
      <style:paragraph-properties fo:text-align="start" style:justify-single-word="false"/>
      <style:text-properties officeooo:paragraph-rsid="0035e25d"/>
    </style:style>
    <style:style style:name="P26" style:family="paragraph">
      <style:paragraph-properties fo:text-align="center"/>
    </style:style>
    <style:style style:name="P27" style:family="paragraph">
      <loext:graphic-properties draw:fill="none" draw:fill-color="#ffffff"/>
      <style:paragraph-properties fo:text-align="center"/>
    </style:style>
    <style:style style:name="T1" style:family="text">
      <style:text-properties style:text-underline-style="solid" style:text-underline-width="auto" style:text-underline-color="font-color"/>
    </style:style>
    <style:style style:name="T2" style:family="text">
      <style:text-properties officeooo:rsid="001cbbac"/>
    </style:style>
    <style:style style:name="T3" style:family="text">
      <style:text-properties officeooo:rsid="001d5469"/>
    </style:style>
    <style:style style:name="T4" style:family="text">
      <style:text-properties officeooo:rsid="001e66e9"/>
    </style:style>
    <style:style style:name="T5" style:family="text">
      <style:text-properties officeooo:rsid="002536c8"/>
    </style:style>
    <style:style style:name="T6" style:family="text">
      <style:text-properties officeooo:rsid="00257fe0"/>
    </style:style>
    <style:style style:name="T7" style:family="text">
      <style:text-properties fo:font-variant="normal" fo:text-transform="none" fo:color="#000000" loext:opacity="100%" style:font-name="Arial" fo:font-size="9pt" fo:letter-spacing="normal" fo:font-style="normal"/>
    </style:style>
    <style:style style:name="T8" style:family="text">
      <style:text-properties fo:font-variant="normal" fo:text-transform="none" fo:color="#000000" loext:opacity="100%" style:font-name="Arial" fo:font-size="9pt" fo:letter-spacing="normal" fo:font-style="normal" fo:font-weight="normal" officeooo:rsid="0035e25d" style:font-weight-asian="normal" style:font-weight-complex="normal"/>
    </style:style>
    <style:style style:name="T9" style:family="text">
      <style:text-properties fo:font-variant="normal" fo:text-transform="none" fo:color="#000000" loext:opacity="100%" style:text-position="super 58%" style:font-name="Arial" fo:font-size="9pt" fo:letter-spacing="normal" fo:font-style="normal" fo:font-weight="normal" officeooo:rsid="0035e25d" style:font-weight-asian="normal" style:font-weight-complex="normal"/>
    </style:style>
    <style:style style:name="T10" style:family="text">
      <style:text-properties fo:font-variant="normal" fo:text-transform="none" fo:color="#000000" loext:opacity="100%" style:text-position="0% 100%" style:font-name="Arial" fo:font-size="9pt" fo:letter-spacing="normal" fo:font-style="normal" fo:font-weight="normal" officeooo:rsid="0035e25d" style:font-weight-asian="normal" style:font-weight-complex="normal"/>
    </style:style>
    <style:style style:name="T11" style:family="text">
      <style:text-properties fo:font-variant="normal" fo:text-transform="none" fo:color="#000000" loext:opacity="100%" style:text-position="0% 100%" style:font-name="Arial" fo:font-size="9pt" fo:letter-spacing="normal" fo:font-style="normal" fo:font-weight="normal" officeooo:rsid="003666df" style:font-size-asian="10.5pt" style:font-weight-asian="normal" style:font-size-complex="12pt" style:font-weight-complex="normal"/>
    </style:style>
    <style:style style:name="T12" style:family="text">
      <style:text-properties fo:font-variant="normal" fo:text-transform="none" fo:color="#000000" loext:opacity="100%" style:text-position="0% 100%" style:font-name="Liberation Serif" fo:font-size="12pt" fo:letter-spacing="normal" fo:font-style="normal" fo:font-weight="normal" officeooo:rsid="00362b31" style:font-size-asian="10.5pt" style:font-weight-asian="normal" style:font-size-complex="12pt" style:font-weight-complex="normal"/>
    </style:style>
    <style:style style:name="T13" style:family="text">
      <style:text-properties fo:font-variant="normal" fo:text-transform="none" fo:color="#000000" loext:opacity="100%" style:text-position="0% 100%" style:font-name="Liberation Serif" fo:font-size="12pt" fo:letter-spacing="normal" fo:font-style="normal" fo:font-weight="normal" officeooo:rsid="003666df" style:font-size-asian="10.5pt" style:font-weight-asian="normal" style:font-size-complex="12pt" style:font-weight-complex="normal"/>
    </style:style>
    <style:style style:name="T14" style:family="text">
      <style:text-properties fo:font-variant="normal" fo:text-transform="none" fo:color="#000000" loext:opacity="100%" style:text-position="0% 100%" style:font-name="Liberation Serif" fo:font-size="12pt" fo:letter-spacing="normal" fo:font-style="normal" fo:font-weight="normal" officeooo:rsid="003666df" style:font-size-asian="12pt" style:font-weight-asian="normal" style:font-size-complex="12pt" style:font-weight-complex="normal"/>
    </style:style>
    <style:style style:name="T15" style:family="text">
      <style:text-properties fo:font-variant="normal" fo:text-transform="none" fo:color="#000000" loext:opacity="100%" style:text-position="0% 100%" style:font-name="Liberation Serif" fo:font-size="9pt" fo:letter-spacing="normal" fo:font-style="normal" fo:font-weight="normal" officeooo:rsid="003666df" style:font-size-asian="10.5pt" style:font-weight-asian="normal" style:font-size-complex="12pt" style:font-weight-complex="normal"/>
    </style:style>
    <style:style style:name="T16" style:family="text">
      <style:text-properties officeooo:rsid="002b0514" style:font-weight-asian="normal" style:font-weight-complex="normal"/>
    </style:style>
    <style:style style:name="T17" style:family="text">
      <style:text-properties officeooo:rsid="002c7b2e" style:font-weight-asian="normal" style:font-weight-complex="normal"/>
    </style:style>
    <style:style style:name="T18" style:family="text">
      <style:text-properties officeooo:rsid="002c7b2e"/>
    </style:style>
    <style:style style:name="T19" style:family="text">
      <style:text-properties officeooo:rsid="002d8d66"/>
    </style:style>
    <style:style style:name="T20" style:family="text">
      <style:text-properties officeooo:rsid="00307a88"/>
    </style:style>
    <style:style style:name="T21" style:family="text">
      <style:text-properties officeooo:rsid="0034155a"/>
    </style:style>
    <style:style style:name="T22" style:family="text">
      <style:text-properties fo:font-weight="normal" officeooo:rsid="0035e25d" style:font-weight-asian="normal" style:font-weight-complex="normal"/>
    </style:style>
    <style:style style:name="T23" style:family="text">
      <style:text-properties officeooo:rsid="00355f2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style:style style:name="gr1" style:family="graphic">
      <style:graphic-properties draw:textarea-horizontal-align="justify" draw:textarea-vertical-align="middle" draw:auto-grow-height="false" fo:min-height="0.0307in" fo:min-width="0.0528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072in" fo:min-width="0.0937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6055in" fo:min-width="0.0957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6992in" fo:min-width="0.1307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6201in" fo:min-width="0.1043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0752in" fo:min-width="0.6972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1154in" fo:min-width="0.6563in"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1165in" fo:min-width="0.6839in"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0783in" fo:min-width="0.7291in" style:run-through="foreground" style:wrap="run-through" style:number-wrapped-paragraphs="no-limit" style:vertical-pos="from-top" style:vertical-rel="paragraph" style:horizontal-pos="from-left" style:horizontal-rel="paragraph"/>
    </style:style>
    <style:style style:name="gr11" style:family="graphic">
      <style:graphic-properties draw:stroke="solid" svg:stroke-width="0.0201in" svg:stroke-color="#111111" draw:marker-start-width="0.1689in" draw:marker-end-width="0.1689in" draw:fill="none" draw:fill-color="#ffffff" fo:min-height="0.2291in"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solid" svg:stroke-width="0.0201in" svg:stroke-color="#111111" draw:marker-start-width="0.1689in" draw:marker-end-width="0.1689in" draw:fill="none" draw:fill-color="#ffffff" fo:min-height="0.2256in"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solid" svg:stroke-width="0.0201in" svg:stroke-color="#111111" draw:marker-start-width="0.1689in" draw:marker-end-width="0.1689in" draw:fill="none" draw:fill-color="#ffffff" fo:min-height="0.3681in"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stroke="solid" svg:stroke-width="0.0201in" svg:stroke-color="#111111" draw:marker-start-width="0.1689in" draw:marker-end-width="0.1689in" draw:fill="none" draw:fill-color="#ffffff" fo:min-height="0.2291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Fundamentals -</text:p>
      <text:p text:style-name="P1">Assignment 2</text:p>
      <text:p text:style-name="P1"/>
      <text:p text:style-name="P2">1.</text:p>
      <text:p text:style-name="P2"><text:span text:style-name="T1">Statically typed language </text:span>- type of programming language where variable types are declared and checked at the compile time rather than runtime. Here we need to explicitly specify the type of variable when we declaring it. Types are checked at the compile time and cannot proceed further with errors. Examples for statically typed languages are java,c,c++</text:p>
      <text:p text:style-name="P2"/>
      <text:p text:style-name="P2"><text:span text:style-name="T1">Dynamically typed language –</text:span> Here variable types are checked and declare at run time rather than compile time. <text:span text:style-name="T2">Here we do not need to explicitly specify the type of variable. Variables in dynamically typed languages values different types . More flexible than statically dynamic types. Examples are python,PHP</text:span></text:p>
      <text:p text:style-name="P2"/>
      <text:p text:style-name="P3">Strongly typed - <text:s/>Strictly concern about the type of variable. <text:span text:style-name="T3">Language not perform automatically type conversions</text:span></text:p>
      <text:p text:style-name="P3">Loosely typed – <text:span text:style-name="T3">Data types are not strictly enforced. Language handles the type conversions. </text:span></text:p>
      <text:p text:style-name="P2"><text:s/></text:p>
      <text:p text:style-name="P4">Java is statically typed and Strongly typed</text:p>
      <text:p text:style-name="P4"/>
      <text:p text:style-name="P4">2.</text:p>
      <text:p text:style-name="P5">case sensitivity – Ability to distinguish between upper and lower case versions of letter. <text:s/>Eg – C#,Java, Ruby, XML</text:p>
      <text:p text:style-name="P5"/>
      <text:p text:style-name="P5">Case insensitivity - <text:s/>Ability to ignore the difference between upper and lower case versions of a letter. Eg- Ada, FORTRAN,SQL, Pascal</text:p>
      <text:p text:style-name="P5"/>
      <text:p text:style-name="P5">case Sensitive-Insensitive – <text:span text:style-name="T4">Exhibit both case sensitive and insensitive behaviors fo different parts</text:span></text:p>
      <text:p text:style-name="P6">Eg – JavaScript</text:p>
      <text:p text:style-name="P6"/>
      <text:p text:style-name="P6">java is a case sensitive language.</text:p>
      <text:p text:style-name="P5"/>
      <text:p text:style-name="P7">3. <text:span text:style-name="T5">A conversion from a type to that same type. This is allowable for any type. This has two important practical implications.</text:span></text:p>
      <text:p text:style-name="P7"><text:tab/><text:span text:style-name="T5">Expression Permission – Expression always allow to have the desired type right from beginning. No need to use value as it is.</text:span></text:p>
      <text:p text:style-name="P7"/>
      <text:p text:style-name="P7"><text:tab/><text:span text:style-name="T5">Redundant Cast operators – Acceptable to include redundant cast operators in a program</text:span><text:span text:style-name="T6">(In the case of identity conversion)</text:span></text:p>
      <text:p text:style-name="P7"/>
      <text:p text:style-name="P15">Example - </text:p>
      <text:p text:style-name="P15"><text:tab/><text:span text:style-name="T19">a.</text:span><text:tab/>int num =45 ;</text:p>
      <text:p text:style-name="P15"><text:tab/><text:tab/>int newNum = (int)num ;</text:p>
      <text:p text:style-name="P15"><text:tab/><text:span text:style-name="T19">b.<text:tab/>double myDouble = 3.14 ;</text:span></text:p>
      <text:p text:style-name="P15"><text:tab/><text:tab/><text:span text:style-name="T19">double newDouble = (double)myDouble ;</text:span></text:p>
      <text:p text:style-name="P7"/>
      <text:p text:style-name="P7"/>
      <text:p text:style-name="P7"/>
      <text:p text:style-name="P7"/>
      <text:p text:style-name="P7"/>
      <text:p text:style-name="P7"/>
      <text:p text:style-name="P7"/>
      <text:p text:style-name="P7"><text:soft-page-break/></text:p>
      <text:p text:style-name="P8">4.</text:p>
      <text:p text:style-name="P9"><draw:frame text:anchor-type="paragraph" draw:z-index="0" draw:name="Text Frame 1" draw:style-name="gr11" draw:text-style-name="P27" svg:width="0.4276in" svg:height="0.2295in" svg:x="-0.4346in" svg:y="1.1484in"><draw:text-box><text:p text:style-name="P26">byte</text:p></draw:text-box></draw:frame><draw:frame text:anchor-type="paragraph" draw:z-index="1" draw:name="Text Frame 2" draw:style-name="gr11" draw:text-style-name="P27" svg:width="0.4276in" svg:height="0.2295in" svg:x="0.8256in" svg:y="1.1591in"><draw:text-box><text:p text:style-name="P26">short</text:p></draw:text-box></draw:frame><draw:frame text:anchor-type="paragraph" draw:z-index="3" draw:name="Text Frame 5" draw:style-name="gr13" draw:text-style-name="P27" svg:width="0.5732in" svg:height="0.3685in" svg:x="3.3465in" svg:y="2.1382in"><draw:text-box><text:p text:style-name="P26">double</text:p></draw:text-box></draw:frame><draw:frame text:anchor-type="paragraph" draw:z-index="4" draw:name="Text Frame 6" draw:style-name="gr13" draw:text-style-name="P27" svg:width="0.4898in" svg:height="0.3685in" svg:x="1.9925in" svg:y="2.1591in"><draw:text-box><text:p text:style-name="P26">float</text:p></draw:text-box></draw:frame><draw:frame text:anchor-type="paragraph" draw:z-index="5" draw:name="Text Frame 7" draw:style-name="gr12" draw:text-style-name="P27" svg:width="0.4276in" svg:height="0.226in" svg:x="3.2634in" svg:y="1.1417in"><draw:text-box><text:p text:style-name="P26">long</text:p></draw:text-box></draw:frame><draw:frame text:anchor-type="paragraph" draw:z-index="6" draw:name="Text Frame 8" draw:style-name="gr11" draw:text-style-name="P27" svg:width="0.4276in" svg:height="0.2295in" svg:x="2.0339in" svg:y="1.1591in"><draw:text-box><text:p text:style-name="P26">int</text:p></draw:text-box></draw:frame><draw:custom-shape text:anchor-type="paragraph" draw:z-index="7" draw:name="Shape 1" draw:style-name="gr10" svg:width="0.8335in" svg:height="0.1567in" svg:x="-0.0075in" svg:y="1.17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3" draw:style-name="gr9" svg:width="0.7815in" svg:height="0.2331in" svg:x="1.2528in" svg:y="1.159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 4" draw:style-name="gr8" svg:width="0.7504in" svg:height="0.2295in" svg:x="2.5134in" svg:y="1.200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 2" draw:style-name="gr7" svg:width="0.7969in" svg:height="0.1496in" svg:x="2.55in" svg:y="2.19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Shape 5" draw:style-name="gr6" svg:width="0.2087in" svg:height="0.7087in" svg:x="3.4508in" svg:y="1.429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name="Shape 6" draw:style-name="gr5" svg:width="0.2606in" svg:height="0.7988in" svg:x="2.1173in" svg:y="1.3882in"><text:p/><draw:enhanced-geometry svg:viewBox="0 0 21600 21600" draw:text-areas="?f0 0 ?f2 ?f5" draw:type="down-arrow" draw:modifiers="15200.6950477845 7812.7659574468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 7" draw:style-name="gr4" svg:width="0.2087in" svg:height="0.698in" svg:x="2.1071in" svg:y="0.461in"><text:p/><draw:enhanced-geometry svg:viewBox="0 0 21600 21600" draw:text-areas="?f0 0 ?f2 ?f5" draw:type="down-arrow" draw:modifiers="15315.5416012559 5866.1870503597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14" draw:name="Line 1" draw:style-name="gr3" draw:text-style-name="P26" svg:x1="2.3673in" svg:y1="1.3882in" svg:x2="3.2839in" svg:y2="2.0689in"><text:p/></draw:line><draw:line text:anchor-type="paragraph" draw:z-index="15" draw:name="Line 2" draw:style-name="gr3" draw:text-style-name="P26" svg:x1="2.4819in" svg:y1="2.1591in" svg:x2="3.3882in" svg:y2="1.3673in"><text:p/></draw:line><draw:custom-shape text:anchor-type="paragraph" draw:z-index="16" draw:name="Shape 8" draw:style-name="gr2" svg:width="0.1878in" svg:height="0.2157in" svg:x="3.2008in" svg:y="1.9437in"><text:p/><draw:enhanced-geometry svg:viewBox="0 0 21600 21600" draw:glue-points="?f0 0 ?f1 10800 0 21600 10800 21600 21600 21600 ?f7 10800" draw:text-areas="?f1 10800 ?f2 18000 ?f3 7200 ?f4 21600" draw:type="isosceles-triangle" draw:modifiers="17918.1818181818"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7" draw:name="Shape 9" draw:style-name="gr1" svg:width="0.1043in" svg:height="0.0906in" svg:x="2.4819in" svg:y="2.068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char" draw:z-index="2" draw:name="Text Frame 4" draw:style-name="gr14" draw:text-style-name="P27" svg:width="0.4276in" svg:height="0.2295in" svg:x="2.0339in" svg:y="0.2299in"><draw:text-box><text:p text:style-name="P26">char</text:p></draw:text-box></draw:frame>19 specific conversions on primitive types are called the widening primitive conversions<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Widening primitive conversion does not lose information about the overall magnitude of a numeric value in where</text:p>
      <text:list xml:id="list1304474052" text:style-name="L1">
        <text:list-item>
          <text:p text:style-name="P12">integral to another integral type</text:p>
        </text:list-item>
        <text:list-item>
          <text:p text:style-name="P12">byte ,short or char to a floating point </text:p>
        </text:list-item>
        <text:list-item>
          <text:p text:style-name="P12">int to double</text:p>
        </text:list-item>
        <text:list-item>
          <text:p text:style-name="P12">float to double in Strictfp expression</text:p>
          <text:p text:style-name="P13">float to double that is not Strictfp <text:span text:style-name="T18">may lose precision</text:span></text:p>
        </text:list-item>
      </text:list>
      <text:p text:style-name="P24"><text:span text:style-name="T16">Widening primitive conversion may result in loss of precision in following cases.</text:span><text:span text:style-name="T17">I</text:span><text:span text:style-name="T7">n this case, the resulting floating-point value will be a correctly rounded version of the integer value, using IEEE 754 round-to-nearest mode</text:span></text:p>
      <text:list xml:id="list2394419002" text:style-name="L2">
        <text:list-item>
          <text:p text:style-name="P14">int to float</text:p>
        </text:list-item>
        <text:list-item>
          <text:p text:style-name="P14">long to float</text:p>
        </text:list-item>
        <text:list-item>
          <text:p text:style-name="P14">long to double</text:p>
        </text:list-item>
      </text:list>
      <text:p text:style-name="P15">Examples</text:p>
      <text:p text:style-name="P15"/>
      <text:p text:style-name="P15"><text:tab/>byte myByte = 10;</text:p>
      <text:p text:style-name="P15"><text:tab/>int myInt = myByte ;</text:p>
      <text:p text:style-name="P15"/>
      <text:p text:style-name="P15"><text:tab/>long myLong = 109093;</text:p>
      <text:p text:style-name="P15"><text:tab/>float myFloat = myLong ;</text:p>
      <text:p text:style-name="P15"/>
      <text:p text:style-name="P15">5.</text:p>
      <text:p text:style-name="P16">Compile-time constant - <text:span text:style-name="T20">value of the constant is known at the compilation phase of the program. Therefore value does not need to change at the run time.</text:span></text:p>
      <text:p text:style-name="P17"><text:tab/>Example – int myNumber = 2+2 ;</text:p>
      <text:p text:style-name="P18">Run-time constant – Value of the constant is generated at the running phase of the program. Program need to run to generate the value. </text:p>
      <text:p text:style-name="P18"/>
      <text:p text:style-name="P18"><text:tab/>Example – <text:s/>byte myByte3 = 10 * (int) Math.random(); <text:s text:c="2"/>// Run time constant </text:p>
      <text:p text:style-name="P18"/>
      <text:p text:style-name="P19">6.</text:p>
      <text:p text:style-name="P20">Automatic NPC -<text:span text:style-name="T21"> Value of the wider data type assigned to narrower data type implicitly. </text:span>–<text:span text:style-name="T21">This occurs under two conditions.</text:span></text:p>
      <text:list xml:id="list1153297686" text:style-name="L4">
        <text:list-item>
          <text:p text:style-name="P22">Value to be assigned(right hand side) should be a compile time constant.</text:p>
        </text:list-item>
        <text:list-item>
          <text:p text:style-name="P22">Value (constatnt) should be fall within the bit range of the type that going to assign.</text:p>
        </text:list-item>
      </text:list>
      <text:p text:style-name="P21"><text:soft-page-break/><text:tab/>Example – int myInt = 100 ;</text:p>
      <text:p text:style-name="P21"><text:tab/><text:tab/> <text:s text:c="6"/>byte myByte = <text:s/><text:span text:style-name="T23">myInt ;</text:span></text:p>
      <text:p text:style-name="P23">Castings - <text:s/>Casting is necessary when compiler implicitly cannot convert wider data type to a narrower data type.</text:p>
      <text:p text:style-name="P23"/>
      <text:p text:style-name="P23">7.</text:p>
      <text:p text:style-name="P25"><text:span text:style-name="T22">Long is a 64 bit two ‘ s complement integer. <text:s/>It can consists of maximum value of </text:span><text:span text:style-name="T8">2</text:span><text:span text:style-name="T9">63-1</text:span><text:span text:style-name="T10"> and maximum of 2</text:span><text:span text:style-name="T9">63 </text:span><text:span text:style-name="T10">. </text:span><text:span text:style-name="T12">Float data type is a single precision 32 bit IEEE 754 floating point. </text:span><text:span text:style-name="T13">It can hold </text:span><text:span text:style-name="T14">not only positive and negative numbers that consist of a sign and magnitude, but also positive and negative zeros, positive and negative </text:span><text:span text:style-name="Emphasis"><text:span text:style-name="T14">infinities</text:span></text:span><text:span text:style-name="T14">, and special </text:span><text:span text:style-name="Emphasis"><text:span text:style-name="T14">Not-a-Number </text:span></text:span><text:span text:style-name="T14">values. Float cannot use for precise values. But it can hold larger values even with 32 bits. </text:span></text:p>
      <text:p text:style-name="P25"><text:span text:style-name="T14"/></text:p>
      <text:p text:style-name="P25"><text:span text:style-name="T1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9:18:27.935755754</meta:creation-date>
    <meta:generator>LibreOffice/7.3.7.2$Linux_X86_64 LibreOffice_project/30$Build-2</meta:generator>
    <dc:date>2023-08-01T14:15:40.347650387</dc:date>
    <meta:editing-duration>PT8H29M55S</meta:editing-duration>
    <meta:editing-cycles>9</meta:editing-cycles>
    <meta:document-statistic meta:table-count="0" meta:image-count="0" meta:object-count="0" meta:page-count="3" meta:paragraph-count="54" meta:word-count="650" meta:character-count="3908" meta:non-whitespace-character-count="3268"/>
  </office:meta>
</office:document-meta>
</file>